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83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9909in"/>
    </style:style>
    <style:style style:name="co4" style:family="table-column">
      <style:table-column-properties fo:break-before="auto" style:column-width="0.65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UD_20_Tape">
      <style:table-properties table:display="true" style:writing-mode="lr-tb"/>
    </style:style>
    <style:style style:name="ta2" style:family="table" style:master-page-name="PageStyle_5f_88gsm_20_ST_20_PW_20_Fabric">
      <style:table-properties table:display="true" style:writing-mode="lr-tb"/>
    </style:style>
    <style:style style:name="ta3" style:family="table" style:master-page-name="PageStyle_5f_192_20_ST_20_PW_20_Fabric">
      <style:table-properties table:display="true" style:writing-mode="lr-tb"/>
    </style:style>
    <style:style style:name="ta4" style:family="table" style:master-page-name="PageStyle_5f_195gsm_20_ST_20_2x2_20_Twill_20_Fabric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52">
      <style:table-cell-properties style:rotation-align="none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per 58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D Tap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R32048, Unidirectional Tape: TC380/T1100GC 12k 71E, 145gsm, 34%RC</text:p>
          </table:table-cell>
          <table:covered-table-cell table:style-name="ce6"/>
          <table:covered-table-cell table:style-name="ce11"/>
          <table:table-cell table:number-columns-repeated="16381"/>
        </table:table-row>
        <table:table-row table:style-name="ro1">
          <table:table-cell table:style-name="ce2" office:value-type="string" calcext:value-type="string">
            <text:p>Property</text:p>
          </table:table-cell>
          <table:table-cell table:style-name="ce7" office:value-type="string" calcext:value-type="string">
            <text:p>Value</text:p>
          </table:table-cell>
          <table:table-cell table:style-name="ce12" office:value-type="string" calcext:value-type="string">
            <text:p>U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nsity (Laminate)</text:p>
          </table:table-cell>
          <table:table-cell office:value-type="float" office:value="1.535" calcext:value-type="float">
            <text:p>1.535</text:p>
          </table:table-cell>
          <table:table-cell office:value-type="string" calcext:value-type="string">
            <text:p>g/c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red Ply Thickness 8-16 plies</text:p>
          </table:table-cell>
          <table:table-cell table:style-name="ce8" office:value-type="float" office:value="0.005" calcext:value-type="float">
            <text:p>0.0050</text:p>
          </table:table-cell>
          <table:table-cell office:value-type="string" calcext:value-type="string">
            <text:p>inch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red Ply Thickness 17-32 plies</text:p>
          </table:table-cell>
          <table:table-cell table:style-name="ce8" office:value-type="float" office:value="0.0054" calcext:value-type="float">
            <text:p>0.0054</text:p>
          </table:table-cell>
          <table:table-cell office:value-type="string" calcext:value-type="string">
            <text:p>inch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TE X-direction</text:p>
          </table:table-cell>
          <table:table-cell office:value-type="string" calcext:value-type="string">
            <text:p>1.7 x 10^-6</text:p>
          </table:table-cell>
          <table:table-cell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TE Y-direction</text:p>
          </table:table-cell>
          <table:table-cell office:value-type="string" calcext:value-type="string">
            <text:p>3.7 x 10^-5</text:p>
          </table:table-cell>
          <table:table-cell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TE Z-direction</text:p>
          </table:table-cell>
          <table:table-cell office:value-type="string" calcext:value-type="string">
            <text:p>3.9 x 10^-5</text:p>
          </table:table-cell>
          <table:table-cell table:style-name="ce14"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3" table:number-rows-spanned="1">
            <text:p>Elasticity</text:p>
          </table:table-cell>
          <table:covered-table-cell table:style-name="ce9"/>
          <table:covered-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TensileYoung's Modulus X-direction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sile Young's Modulus Y-direction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sile Young's Modulus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ressive Young's Modulus X-direction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ressive Young's Modulus Y-direction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ressive Young's Modulus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sson's Ratio XY Plane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isson's Ratio Y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sson's Ratio X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ar Modulus XY Plane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ear Modulus Y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ar Modulus XZ Plane</text:p>
          </table:table-cell>
          <table:table-cell/>
          <table:table-cell table:style-name="ce14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3" table:number-rows-spanned="1">
            <text:p>Stress Limits</text:p>
          </table:table-cell>
          <table:covered-table-cell table:style-name="ce9"/>
          <table:covered-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Tensile Strength X-direction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sile Strength Y-direction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sile Strength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ressive Strength X-directi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ressive Strength Y-direction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ressive Strength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ar XY Plane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ear Y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>
            <text:p>Shear XZ Plane</text:p>
          </table:table-cell>
          <table:table-cell table:style-name="ce10"/>
          <table:table-cell table:style-name="ce14"/>
          <table:table-cell office:value-type="string" calcext:value-type="string">
            <text:p>* No data</text:p>
          </table:table-cell>
          <table:table-cell table:number-columns-repeated="16380"/>
        </table:table-row>
      </table:table>
      <table:table table:name="88gsm ST PW Fabric" table:style-name="ta2"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R33562, Fabric: TC380/T700SC 12k Spread Tow PW, 88 GSM, 40% RC</text:p>
          </table:table-cell>
          <table:covered-table-cell table:style-name="ce6"/>
          <table:covered-table-cell table:style-name="ce11"/>
          <table:table-cell table:number-columns-repeated="16381"/>
        </table:table-row>
        <table:table-row table:style-name="ro1">
          <table:table-cell table:style-name="ce2" office:value-type="string" calcext:value-type="string">
            <text:p>Property</text:p>
          </table:table-cell>
          <table:table-cell table:style-name="ce7" office:value-type="string" calcext:value-type="string">
            <text:p>Value</text:p>
          </table:table-cell>
          <table:table-cell table:style-name="ce12" office:value-type="string" calcext:value-type="string">
            <text:p>U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nsity (Laminate)</text:p>
          </table:table-cell>
          <table:table-cell office:value-type="float" office:value="1.515" calcext:value-type="float">
            <text:p>1.515</text:p>
          </table:table-cell>
          <table:table-cell office:value-type="string" calcext:value-type="string">
            <text:p>g/c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red Ply Thickness 88gsm</text:p>
          </table:table-cell>
          <table:table-cell table:style-name="ce8" office:value-type="float" office:value="0.0035" calcext:value-type="float">
            <text:p>0.0035</text:p>
          </table:table-cell>
          <table:table-cell office:value-type="string" calcext:value-type="string">
            <text:p>inch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TE X-direction</text:p>
          </table:table-cell>
          <table:table-cell office:value-type="string" calcext:value-type="string">
            <text:p>1.7 x 10^-6</text:p>
          </table:table-cell>
          <table:table-cell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TE Y-direction</text:p>
          </table:table-cell>
          <table:table-cell office:value-type="string" calcext:value-type="string">
            <text:p>3.7 x 10^-5</text:p>
          </table:table-cell>
          <table:table-cell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TE Z-direction</text:p>
          </table:table-cell>
          <table:table-cell office:value-type="string" calcext:value-type="string">
            <text:p>3.9 x 10^-5</text:p>
          </table:table-cell>
          <table:table-cell table:style-name="ce14"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3" table:number-rows-spanned="1">
            <text:p>Elasticity</text:p>
          </table:table-cell>
          <table:covered-table-cell table:style-name="ce9"/>
          <table:covered-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TensileYoung's Modulus X-direction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sile Young's Modulus Y-direction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sile Young's Modulus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ressive Young's Modulus X-direction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ressive Young's Modulus Y-direction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ressive Young's Modulus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sson's Ratio XY Plane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isson's Ratio Y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sson's Ratio X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ar Modulus XY Plane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ear Modulus YZ Plane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ear Modulus XZ Plane</text:p>
          </table:table-cell>
          <table:table-cell office:value-type="float" office:value="0.34" calcext:value-type="float">
            <text:p>0.34</text:p>
          </table:table-cell>
          <table:table-cell table:style-name="ce14" office:value-type="string" calcext:value-type="string">
            <text:p>Msi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 table:number-columns-spanned="3" table:number-rows-spanned="1">
            <text:p>Stress Limits</text:p>
          </table:table-cell>
          <table:covered-table-cell table:style-name="ce9"/>
          <table:covered-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Tensile Strength X-direction</text:p>
          </table:table-cell>
          <table:table-cell office:value-type="float" office:value="125.38" calcext:value-type="float">
            <text:p>125.38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sile Strength Y-direction</text:p>
          </table:table-cell>
          <table:table-cell office:value-type="float" office:value="128.09" calcext:value-type="float">
            <text:p>128.09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nsile Strength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ressive Strength X-direction</text:p>
          </table:table-cell>
          <table:table-cell office:value-type="float" office:value="78.74" calcext:value-type="float">
            <text:p>78.74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ressive Strength Y-direction</text:p>
          </table:table-cell>
          <table:table-cell office:value-type="float" office:value="83.56" calcext:value-type="float">
            <text:p>83.56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ressive Strength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ar XY Plane</text:p>
          </table:table-cell>
          <table:table-cell office:value-type="float" office:value="15.07" calcext:value-type="float">
            <text:p>15.07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ear YZ Plane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ksi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Shear XZ Plane</text:p>
          </table:table-cell>
          <table:table-cell table:style-name="ce10" office:value-type="float" office:value="9.79" calcext:value-type="float">
            <text:p>9.79</text:p>
          </table:table-cell>
          <table:table-cell table:style-name="ce14" office:value-type="string" calcext:value-type="string">
            <text:p>ksi</text:p>
          </table:table-cell>
          <table:table-cell table:number-columns-repeated="16381"/>
        </table:table-row>
      </table:table>
      <table:table table:name="192 ST PW Fabric" table:style-name="ta3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R33567, Fabric: TC380/T700SC 12k Spread Tow PW, 192 GSM, 40% RC</text:p>
          </table:table-cell>
          <table:covered-table-cell table:style-name="ce6"/>
          <table:covered-table-cell table:style-name="ce11"/>
          <table:table-cell table:number-columns-repeated="16381"/>
        </table:table-row>
        <table:table-row table:style-name="ro1">
          <table:table-cell table:style-name="ce2" office:value-type="string" calcext:value-type="string">
            <text:p>Property</text:p>
          </table:table-cell>
          <table:table-cell table:style-name="ce7" office:value-type="string" calcext:value-type="string">
            <text:p>Value</text:p>
          </table:table-cell>
          <table:table-cell table:style-name="ce12" office:value-type="string" calcext:value-type="string">
            <text:p>U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nsity (Laminate)</text:p>
          </table:table-cell>
          <table:table-cell office:value-type="float" office:value="1.515" calcext:value-type="float">
            <text:p>1.515</text:p>
          </table:table-cell>
          <table:table-cell office:value-type="string" calcext:value-type="string">
            <text:p>g/c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red Ply Thickness 192gsm</text:p>
          </table:table-cell>
          <table:table-cell table:style-name="ce8" office:value-type="float" office:value="0.0078" calcext:value-type="float">
            <text:p>0.0078</text:p>
          </table:table-cell>
          <table:table-cell office:value-type="string" calcext:value-type="string">
            <text:p>inch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TE X-direction</text:p>
          </table:table-cell>
          <table:table-cell office:value-type="string" calcext:value-type="string">
            <text:p>1.7 x 10^-6</text:p>
          </table:table-cell>
          <table:table-cell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TE Y-direction</text:p>
          </table:table-cell>
          <table:table-cell office:value-type="string" calcext:value-type="string">
            <text:p>3.7 x 10^-5</text:p>
          </table:table-cell>
          <table:table-cell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TE Z-direction</text:p>
          </table:table-cell>
          <table:table-cell office:value-type="string" calcext:value-type="string">
            <text:p>3.9 x 10^-5</text:p>
          </table:table-cell>
          <table:table-cell table:style-name="ce14"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3" table:number-rows-spanned="1">
            <text:p>Elasticity</text:p>
          </table:table-cell>
          <table:covered-table-cell table:style-name="ce9"/>
          <table:covered-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TensileYoung's Modulus X-direction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9]*6.895" office:value-type="float" office:value="64.1235" calcext:value-type="float">
            <text:p>64.12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sile Young's Modulus Y-direction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0]*6.895" office:value-type="float" office:value="68.2605" calcext:value-type="float">
            <text:p>68.26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sile Young's Modulus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ressive Young's Modulus X-direction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2]*6.895" office:value-type="float" office:value="66.8815" calcext:value-type="float">
            <text:p>66.88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Young's Modulus Y-direction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3]*6.895" office:value-type="float" office:value="67.571" calcext:value-type="float">
            <text:p>67.5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Young's Modulus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sson's Ratio XY Plane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isson's Ratio Y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sson's Ratio X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ar Modulus XY Plane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8]*6.895" office:value-type="float" office:value="3.468185" calcext:value-type="float">
            <text:p>3.4681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ar Modulus YZ Plane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9]*6.895" office:value-type="float" office:value="2.6201" calcext:value-type="float">
            <text:p>2.62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ar Modulus XZ Plane</text:p>
          </table:table-cell>
          <table:table-cell office:value-type="float" office:value="0.38" calcext:value-type="float">
            <text:p>0.38</text:p>
          </table:table-cell>
          <table:table-cell table:style-name="ce14" office:value-type="string" calcext:value-type="string">
            <text:p>Msi</text:p>
          </table:table-cell>
          <table:table-cell table:number-columns-repeated="5"/>
          <table:table-cell table:formula="of:=[.B20]*6.895" office:value-type="float" office:value="2.6201" calcext:value-type="float">
            <text:p>2.6201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3" table:number-rows-spanned="1">
            <text:p>Stress Limits</text:p>
          </table:table-cell>
          <table:covered-table-cell table:style-name="ce9"/>
          <table:covered-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Tensile Strength X-direction</text:p>
          </table:table-cell>
          <table:table-cell office:value-type="float" office:value="123.59" calcext:value-type="float">
            <text:p>123.59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2]*6.895" office:value-type="float" office:value="852.15305" calcext:value-type="float">
            <text:p>852.153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sile Strength Y-direction</text:p>
          </table:table-cell>
          <table:table-cell office:value-type="float" office:value="137.59" calcext:value-type="float">
            <text:p>137.59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3]*6.895" office:value-type="float" office:value="948.68305" calcext:value-type="float">
            <text:p>948.683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sile Strength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ressive Strength X-direction</text:p>
          </table:table-cell>
          <table:table-cell office:value-type="float" office:value="75.85" calcext:value-type="float">
            <text:p>75.85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5]*6.895" office:value-type="float" office:value="522.98575" calcext:value-type="float">
            <text:p>522.98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Strength Y-direction</text:p>
          </table:table-cell>
          <table:table-cell office:value-type="float" office:value="80.33" calcext:value-type="float">
            <text:p>80.33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6]*6.895" office:value-type="float" office:value="553.87535" calcext:value-type="float">
            <text:p>553.875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Strength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ar XY Plane</text:p>
          </table:table-cell>
          <table:table-cell office:value-type="float" office:value="13.71" calcext:value-type="float">
            <text:p>13.71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8]*6.895" office:value-type="float" office:value="94.53045" calcext:value-type="float">
            <text:p>94.530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ar YZ Plane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9]*6.895" office:value-type="float" office:value="68.60525" calcext:value-type="float">
            <text:p>68.60525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Shear XZ Plane</text:p>
          </table:table-cell>
          <table:table-cell table:style-name="ce10" office:value-type="float" office:value="9.66" calcext:value-type="float">
            <text:p>9.66</text:p>
          </table:table-cell>
          <table:table-cell table:style-name="ce14" office:value-type="string" calcext:value-type="string">
            <text:p>ksi</text:p>
          </table:table-cell>
          <table:table-cell table:number-columns-repeated="5"/>
          <table:table-cell table:formula="of:=[.B30]*6.895" office:value-type="float" office:value="66.6057" calcext:value-type="float">
            <text:p>66.6057</text:p>
          </table:table-cell>
          <table:table-cell table:number-columns-repeated="16375"/>
        </table:table-row>
      </table:table>
      <table:table table:name="195gsm ST 2x2 Twill Fabric" table:style-name="ta4"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R33565, TC380/T800SC 12k Spread Tow 2X2 TWILL, 195 GSM, 38% RC, 50”</text:p>
          </table:table-cell>
          <table:covered-table-cell table:style-name="ce6"/>
          <table:covered-table-cell table:style-name="ce11"/>
          <table:table-cell table:number-columns-repeated="16381"/>
        </table:table-row>
        <table:table-row table:style-name="ro1">
          <table:table-cell table:style-name="ce2" office:value-type="string" calcext:value-type="string">
            <text:p>Property</text:p>
          </table:table-cell>
          <table:table-cell table:style-name="ce7" office:value-type="string" calcext:value-type="string">
            <text:p>Value</text:p>
          </table:table-cell>
          <table:table-cell table:style-name="ce12" office:value-type="string" calcext:value-type="string">
            <text:p>U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nsity (Laminate)</text:p>
          </table:table-cell>
          <table:table-cell office:value-type="float" office:value="1.514" calcext:value-type="float">
            <text:p>1.514</text:p>
          </table:table-cell>
          <table:table-cell office:value-type="string" calcext:value-type="string">
            <text:p>g/c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red Ply Thickness 195gsm</text:p>
          </table:table-cell>
          <table:table-cell table:style-name="ce8" office:value-type="float" office:value="0.0078" calcext:value-type="float">
            <text:p>0.0078</text:p>
          </table:table-cell>
          <table:table-cell office:value-type="string" calcext:value-type="string">
            <text:p>inch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TE X-direction</text:p>
          </table:table-cell>
          <table:table-cell office:value-type="string" calcext:value-type="string">
            <text:p>1.7 x 10^-6</text:p>
          </table:table-cell>
          <table:table-cell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TE Y-direction</text:p>
          </table:table-cell>
          <table:table-cell office:value-type="string" calcext:value-type="string">
            <text:p>3.7 x 10^-5</text:p>
          </table:table-cell>
          <table:table-cell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TE Z-direction</text:p>
          </table:table-cell>
          <table:table-cell office:value-type="string" calcext:value-type="string">
            <text:p>3.9 x 10^-5</text:p>
          </table:table-cell>
          <table:table-cell table:style-name="ce14" office:value-type="string" calcext:value-type="string">
            <text:p>°C<text:span text:style-name="T1">-1</text:span></text:p>
          </table:table-cell>
          <table:table-cell office:value-type="string" calcext:value-type="string">
            <text:p>*Estimated - rough values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3" table:number-rows-spanned="1">
            <text:p>Elasticity</text:p>
          </table:table-cell>
          <table:covered-table-cell table:style-name="ce9"/>
          <table:covered-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TensileYoung's Modulus X-direction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9]*6.8948" office:value-type="float" office:value="72.809088" calcext:value-type="float">
            <text:p>72.8090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sile Young's Modulus Y-direction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0]*6.8948" office:value-type="float" office:value="75.084372" calcext:value-type="float">
            <text:p>75.0843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sile Young's Modulus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ressive Young's Modulus X-direction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2]*6.8948" office:value-type="float" office:value="65.707444" calcext:value-type="float">
            <text:p>65.7074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Young's Modulus Y-direction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3]*6.8948" office:value-type="float" office:value="63.639004" calcext:value-type="float">
            <text:p>63.6390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Young's Modulus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sson's Ratio XY Plane</text:p>
          </table:table-cell>
          <table:table-cell office:value-type="float" office:value="0.0334" calcext:value-type="float">
            <text:p>0.0334</text:p>
          </table:table-cell>
          <table:table-cell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isson's Ratio Y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isson's Ratio XZ Plane</text:p>
          </table:table-cell>
          <table:table-cell table:number-columns-repeated="2"/>
          <table:table-cell office:value-type="string" calcext:value-type="string">
            <text:p>* No 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ear Modulus XY Plan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8]*6.8948" office:value-type="float" office:value="3.79214" calcext:value-type="float">
            <text:p>3.792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ar Modulus YZ Plane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Msi</text:p>
          </table:table-cell>
          <table:table-cell table:number-columns-repeated="5"/>
          <table:table-cell table:formula="of:=[.B19]*6.8948" office:value-type="float" office:value="2.688972" calcext:value-type="float">
            <text:p>2.6889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ar Modulus XZ Plane</text:p>
          </table:table-cell>
          <table:table-cell office:value-type="float" office:value="0.39" calcext:value-type="float">
            <text:p>0.39</text:p>
          </table:table-cell>
          <table:table-cell table:style-name="ce14" office:value-type="string" calcext:value-type="string">
            <text:p>Msi</text:p>
          </table:table-cell>
          <table:table-cell table:number-columns-repeated="5"/>
          <table:table-cell table:formula="of:=[.B20]*6.8948" office:value-type="float" office:value="2.688972" calcext:value-type="float">
            <text:p>2.688972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3" table:number-rows-spanned="1">
            <text:p>Stress Limits</text:p>
          </table:table-cell>
          <table:covered-table-cell table:style-name="ce9"/>
          <table:covered-table-cell table:style-name="ce15"/>
          <table:table-cell table:number-columns-repeated="16381"/>
        </table:table-row>
        <table:table-row table:style-name="ro1">
          <table:table-cell office:value-type="string" calcext:value-type="string">
            <text:p>Tensile Strength X-direction</text:p>
          </table:table-cell>
          <table:table-cell office:value-type="float" office:value="161.74" calcext:value-type="float">
            <text:p>161.74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2]*6.895" office:value-type="float" office:value="1115.1973" calcext:value-type="float">
            <text:p>1115.19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sile Strength Y-direction</text:p>
          </table:table-cell>
          <table:table-cell office:value-type="float" office:value="149.88" calcext:value-type="float">
            <text:p>149.88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3]*6.895" office:value-type="float" office:value="1033.4226" calcext:value-type="float">
            <text:p>1033.42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sile Strength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4"/>
          <table:table-cell table:formula="of:=[.B24]*6.89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Strength X-direction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5]*6.895" office:value-type="float" office:value="562.28725" calcext:value-type="float">
            <text:p>562.287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Strength Y-direction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6]*6.895" office:value-type="float" office:value="578.14575" calcext:value-type="float">
            <text:p>578.14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mpressive Strength Z-direction</text:p>
          </table:table-cell>
          <table:table-cell table:number-columns-repeated="2"/>
          <table:table-cell office:value-type="string" calcext:value-type="string">
            <text:p>* No data, probably similar to Y-direction</text:p>
          </table:table-cell>
          <table:table-cell table:number-columns-repeated="4"/>
          <table:table-cell table:formula="of:=[.B27]*6.89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ar XY Plane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8]*6.895" office:value-type="float" office:value="102.94235" calcext:value-type="float">
            <text:p>102.942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ar YZ Plane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ksi</text:p>
          </table:table-cell>
          <table:table-cell table:number-columns-repeated="5"/>
          <table:table-cell table:formula="of:=[.B29]*6.895" office:value-type="float" office:value="67.1573" calcext:value-type="float">
            <text:p>67.1573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Shear XZ Plane</text:p>
          </table:table-cell>
          <table:table-cell table:style-name="ce10" office:value-type="float" office:value="9.54" calcext:value-type="float">
            <text:p>9.54</text:p>
          </table:table-cell>
          <table:table-cell table:style-name="ce14" office:value-type="string" calcext:value-type="string">
            <text:p>ksi</text:p>
          </table:table-cell>
          <table:table-cell table:number-columns-repeated="5"/>
          <table:table-cell table:formula="of:=[.B30]*6.895" office:value-type="float" office:value="65.7783" calcext:value-type="float">
            <text:p>65.7783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D_20_Tape" style:display-name="PageStyle_UD Ta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8gsm_20_ST_20_PW_20_Fabric" style:display-name="PageStyle_88gsm ST PW Fabr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5gsm_20_ST_20_2x2_20_Twill_20_Fabric" style:display-name="PageStyle_195gsm ST 2x2 Twill Fabr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2_20_ST_20_PW_20_Fabric" style:display-name="PageStyle_192 ST PW Fabr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son Do</meta:initial-creator>
    <dc:creator>Sebastian Demetrius Rodriguez</dc:creator>
    <meta:creation-date>2021-11-03T04:40:44</meta:creation-date>
    <dc:date>2023-09-25T02:17:43</dc:date>
    <meta:generator>LibreOffice/24.2.4.2$Windows_X86_64 LibreOffice_project/51a6219feb6075d9a4c46691dcfe0cd9c4fff3c2</meta:generator>
    <meta:document-statistic meta:table-count="4" meta:cell-count="353" meta:object-count="0"/>
    <meta:user-defined meta:name="AppVersion">16.0300</meta:user-defined>
  </office:meta>
</office:document-meta>
</file>